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293cm" fo:break-before="auto" style:use-optimal-row-height="true"/>
    </style:style>
    <style:style style:name="ro2" style:family="table-row">
      <style:table-row-properties style:row-height="1.917cm" fo:break-before="auto" style:use-optimal-row-height="true"/>
    </style:style>
    <style:style style:name="ro3" style:family="table-row">
      <style:table-row-properties style:row-height="2.667cm" fo:break-before="auto" style:use-optimal-row-height="true"/>
    </style:style>
    <style:style style:name="ro4" style:family="table-row">
      <style:table-row-properties style:row-height="1.543cm" fo:break-before="auto" style:use-optimal-row-height="true"/>
    </style:style>
    <style:style style:name="ro5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спецы по пространству-времени</text:p>
          </table:table-cell>
          <table:table-cell office:value-type="string">
            <text:p>спецы по материальному пространству</text:p>
          </table:table-cell>
          <table:table-cell office:value-type="string">
            <text:p>спецы по научно-материальному пространству</text:p>
          </table:table-cell>
          <table:table-cell office:value-type="string">
            <text:p>спецы по мистическому пространству</text:p>
          </table:table-cell>
          <table:table-cell table:number-columns-repeated="1019"/>
        </table:table-row>
        <table:table-row table:style-name="ro2">
          <table:table-cell office:value-type="string">
            <text:p>Пространственно-временной</text:p>
          </table:table-cell>
          <table:table-cell table:style-name="ce2" office:value-type="string">
            <text:p>система единиц измерения (СИ) 1</text:p>
          </table:table-cell>
          <table:table-cell office:value-type="string">
            <text:p>описания материальных пространств-времен 2</text:p>
          </table:table-cell>
          <table:table-cell office:value-type="string">
            <text:p>научное пространство-время (континуум) 3</text:p>
          </table:table-cell>
          <table:table-cell office:value-type="string">
            <text:p>мистическое-сакральное пространство -время 4</text:p>
          </table:table-cell>
          <table:table-cell table:number-columns-repeated="1019"/>
        </table:table-row>
        <table:table-row table:style-name="ro3">
          <table:table-cell office:value-type="string">
            <text:p>Пространственно-материальный</text:p>
          </table:table-cell>
          <table:table-cell/>
          <table:table-cell table:style-name="ce2" office:value-type="string">
            <text:p>философия материальных пространств, натурфилософия <text:s/>5</text:p>
          </table:table-cell>
          <table:table-cell office:value-type="string">
            <text:p>научное пространство-время — материя <text:s/>6</text:p>
          </table:table-cell>
          <table:table-cell office:value-type="string">
            <text:p>мистически е пространства — времена 7</text:p>
          </table:table-cell>
          <table:table-cell table:number-columns-repeated="1019"/>
        </table:table-row>
        <table:table-row table:style-name="ro4">
          <table:table-cell office:value-type="string">
            <text:p>Научно-пространственный</text:p>
          </table:table-cell>
          <table:table-cell table:number-columns-repeated="2"/>
          <table:table-cell table:style-name="ce2" office:value-type="string">
            <text:p>философия научных пространств 8</text:p>
          </table:table-cell>
          <table:table-cell office:value-type="string">
            <text:p>мистические научные пространства 9</text:p>
          </table:table-cell>
          <table:table-cell table:number-columns-repeated="1019"/>
        </table:table-row>
        <table:table-row table:style-name="ro2">
          <table:table-cell office:value-type="string">
            <text:p>Пространственно-мистический</text:p>
          </table:table-cell>
          <table:table-cell table:number-columns-repeated="3"/>
          <table:table-cell table:style-name="ce2" office:value-type="string">
            <text:p>философия мистических пространств 10</text:p>
          </table:table-cell>
          <table:table-cell table:number-columns-repeated="1019"/>
        </table:table-row>
        <table:table-row table:style-name="ro5" table:number-rows-repeated="65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24.01.2010</text:date>, <text:time>11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1-24T10:05:29</meta:creation-date>
    <dc:date>2010-01-24T11:10:40</dc:date>
    <dc:creator>simon kordonsky</dc:creator>
    <meta:editing-duration>PT00H08M33S</meta:editing-duration>
    <meta:editing-cycles>1</meta:editing-cycles>
    <meta:document-statistic meta:table-count="3" meta:cell-count="18" meta:object-count="0"/>
    <meta:generator>OpenOffice.org/3.2$Unix OpenOffice.org_project/320m9$Build-9476</meta:generator>
  </office:meta>
</office:document-meta>
</file>